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d83" officeooo:paragraph-rsid="001b2d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trees.M5P -M 4.0 -num-decimal-places 6</text:p>
      <text:p text:style-name="P1">Relation: <text:s text:c="4"/>QueryResult-weka.filters.unsupervised.attribute.Remove-R1-2,4,9,24-26-weka.filters.unsupervised.attribute.Normalize-S1.0-T0.0</text:p>
      <text:p text:style-name="P1">Instances: <text:s text:c="3"/>282</text:p>
      <text:p text:style-name="P1">Attributes: <text:s text:c="2"/>19</text:p>
      <text:p text:style-name="P1"><text:s text:c="14"/>DraftAge</text:p>
      <text:p text:style-name="P1"><text:s text:c="14"/>country_group</text:p>
      <text:p text:style-name="P1"><text:s text:c="14"/>Height</text:p>
      <text:p text:style-name="P1"><text:s text:c="14"/>Weight</text:p>
      <text:p text:style-name="P1"><text:s text:c="14"/>Position</text:p>
      <text:p text:style-name="P1"><text:s text:c="14"/>CSS_rank</text:p>
      <text:p text:style-name="P1"><text:s text:c="14"/>rs_GP</text:p>
      <text:p text:style-name="P1"><text:s text:c="14"/>rs_G</text:p>
      <text:p text:style-name="P1"><text:s text:c="14"/>rs_A</text:p>
      <text:p text:style-name="P1"><text:s text:c="14"/>rs_P</text:p>
      <text:p text:style-name="P1"><text:s text:c="14"/>rs_PIM</text:p>
      <text:p text:style-name="P1"><text:s text:c="14"/>rs_PlusMinus</text:p>
      <text:p text:style-name="P1"><text:s text:c="14"/>po_GP</text:p>
      <text:p text:style-name="P1"><text:s text:c="14"/>po_G</text:p>
      <text:p text:style-name="P1"><text:s text:c="14"/>po_A</text:p>
      <text:p text:style-name="P1"><text:s text:c="14"/>po_P</text:p>
      <text:p text:style-name="P1"><text:s text:c="14"/>po_PIM</text:p>
      <text:p text:style-name="P1"><text:s text:c="14"/>po_PlusMinus</text:p>
      <text:p text:style-name="P1"><text:s text:c="14"/>sum_7yr_GP</text:p>
      <text:p text:style-name="P1">Test mode: <text:s text:c="3"/>evaluate on training data</text:p>
      <text:p text:style-name="P1"/>
      <text:p text:style-name="P1">=== Classifier model (full training set) ===</text:p>
      <text:p text:style-name="P1"/>
      <text:p text:style-name="P1">M5 pruned model tree:</text:p>
      <text:p text:style-name="P1">(using smoothed linear models)</text:p>
      <text:p text:style-name="P1"/>
      <text:p text:style-name="P1">CSS_rank &lt;= 0.046 : LM1 (59/85.462%)</text:p>
      <text:p text:style-name="P1">CSS_rank &gt; <text:s/>0.046 : LM2 (223/81.305%)</text:p>
      <text:p text:style-name="P1"/>
      <text:p text:style-name="P1">LM num: 1</text:p>
      <text:p text:style-name="P1">sum_7yr_GP = </text:p>
      <text:p text:style-name="P1"><text:tab/>21.0566 * DraftAge </text:p>
      <text:p text:style-name="P1"><text:tab/>- 35.1057 * Height </text:p>
      <text:p text:style-name="P1"><text:tab/>+ 41.4793 * Weight </text:p>
      <text:p text:style-name="P1"><text:tab/>- 4378.992 * CSS_rank </text:p>
      <text:p text:style-name="P1"><text:tab/>+ 38.0207 * rs_A </text:p>
      <text:p text:style-name="P1"><text:tab/>+ 340.4368 * rs_PlusMinus </text:p>
      <text:p text:style-name="P1"><text:tab/>+ 128.9131 * po_GP </text:p>
      <text:p text:style-name="P1"><text:tab/>+ 32.3314 * po_G </text:p>
      <text:p text:style-name="P1"><text:tab/>+ 140.2615</text:p>
      <text:p text:style-name="P1"/>
      <text:p text:style-name="P1">LM num: 2</text:p>
      <text:p text:style-name="P1"><text:soft-page-break/>sum_7yr_GP = </text:p>
      <text:p text:style-name="P1"><text:tab/>130.9158 * DraftAge </text:p>
      <text:p text:style-name="P1"><text:tab/>- 245.9549 * Height </text:p>
      <text:p text:style-name="P1"><text:tab/>+ 166.7878 * Weight </text:p>
      <text:p text:style-name="P1"><text:tab/>- 26.7691 * Position=C,R,L </text:p>
      <text:p text:style-name="P1"><text:tab/>+ 34.0367 * Position=R,L </text:p>
      <text:p text:style-name="P1"><text:tab/>- 72.9978 * CSS_rank </text:p>
      <text:p text:style-name="P1"><text:tab/>- 86.6925 * rs_G </text:p>
      <text:p text:style-name="P1"><text:tab/>+ 262.1554 * rs_A </text:p>
      <text:p text:style-name="P1"><text:tab/>+ 8.0596 * rs_PlusMinus </text:p>
      <text:p text:style-name="P1"><text:tab/>+ 156.9023 * po_G </text:p>
      <text:p text:style-name="P1"><text:tab/>+ 152.0319</text:p>
      <text:p text:style-name="P1"/>
      <text:p text:style-name="P1">Number of Rules : 2</text:p>
      <text:p text:style-name="P1"/>
      <text:p text:style-name="P1">Time taken to build model: 0.14 seconds</text:p>
      <text:p text:style-name="P1"/>
      <text:p text:style-name="P1">=== Evaluation on training set ===</text:p>
      <text:p text:style-name="P1"/>
      <text:p text:style-name="P1">Time taken to test model on training data: 0 seconds</text:p>
      <text:p text:style-name="P1"/>
      <text:p text:style-name="P1">=== Summary ===</text:p>
      <text:p text:style-name="P1"/>
      <text:p text:style-name="P1">Correlation coefficient <text:s text:c="17"/>0.5707</text:p>
      <text:p text:style-name="P1">Mean absolute error <text:s text:c="20"/>96.3044</text:p>
      <text:p text:style-name="P1">Root mean squared error <text:s text:c="15"/>113.8841</text:p>
      <text:p text:style-name="P1">Relative absolute error <text:s text:c="16"/>79.447 <text:s/>%</text:p>
      <text:p text:style-name="P1">Root relative squared error <text:s text:c="12"/>82.2491 %</text:p>
      <text:p text:style-name="P1">Total Number of Instances <text:s text:c="13"/>282 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5:17:23.321365743</meta:creation-date>
    <dc:date>2017-07-25T15:19:15.696989191</dc:date>
    <meta:editing-duration>PT1M54S</meta:editing-duration>
    <meta:editing-cycles>1</meta:editing-cycles>
    <meta:document-statistic meta:table-count="0" meta:image-count="0" meta:object-count="0" meta:page-count="2" meta:paragraph-count="65" meta:word-count="211" meta:character-count="1763" meta:non-whitespace-character-count="1193"/>
    <meta:generator>LibreOffice/5.1.6.2$Linux_X86_64 LibreOffice_project/10m0$Build-2</meta:generator>
  </office:meta>
</office:document-meta>
</file>